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0" style:family="table-cell" style:parent-style-name="Default">
      <style:text-properties fo:color="#000000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Ari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7"/>
        <table:table-column table:style-name="co3" table:default-cell-style-name="Default"/>
        <table:table-row table:style-name="ro2">
          <table:table-cell table:style-name="ce1" office:value-type="string">
            <text:p>TECH <text:s/>TASKS</text:p>
          </table:table-cell>
          <table:table-cell table:style-name="ce5" office:value-type="string">
            <text:p>Info Menu</text:p>
            <text:p/>
            <text:p>(JEFF)</text:p>
          </table:table-cell>
          <table:table-cell table:style-name="ce5" office:value-type="string">
            <text:p>Game</text:p>
            <text:p/>
            <text:p>(KURT)</text:p>
          </table:table-cell>
          <table:table-cell table:style-name="ce5" office:value-type="string">
            <text:p>Assets</text:p>
            <text:p/>
            <text:p>(MATT)</text:p>
          </table:table-cell>
          <table:table-cell table:style-name="ce5" office:value-type="string">
            <text:p>Audio</text:p>
            <text:p/>
            <text:p>(LUCIAN)/ (DAVID) / (MAYA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7"/>
          <table:table-cell/>
        </table:table-row>
        <table:table-row table:style-name="ro2">
          <table:table-cell table:style-name="ce2" office:value-type="string">
            <text:p><text:span text:style-name="T1">LEGEND</text:span></text:p>
            <text:p><text:span text:style-name="T2"/></text:p>
            <text:p><text:span text:style-name="T2">Red = High Priority</text:span></text:p>
            <text:p><text:span text:style-name="T3">Orange = Medium Priority</text:span></text:p>
            <text:p><text:span text:style-name="T3">Yellow = Low Priority</text:span></text:p>
            <text:p><text:span text:style-name="T3">Green = Complete</text:span></text:p>
          </table:table-cell>
          <table:table-cell table:style-name="ce6" office:value-type="string">
            <text:p>Implement remaining game sounds. <text:s/></text:p>
            <text:p><text:span text:style-name="T4"/></text:p>
          </table:table-cell>
          <table:table-cell table:style-name="ce6" office:value-type="string">
            <text:p>Music and Voice settings from the settings menu bug, are not affecting volume.</text:p>
            <text:p><text:span text:style-name="T4"/></text:p>
          </table:table-cell>
          <table:table-cell table:style-name="ce6" office:value-type="string">
            <text:p>Assign texture paths for facts and scales. </text:p>
          </table:table-cell>
          <table:table-cell table:style-name="ce6" office:value-type="string">
            <text:p>Voice missing antelopes: "Blue Wildebeest", <text:s/>"Blesbok", "Hunter's Antelope"</text:p>
          </table:table-cell>
          <table:table-cell table:style-name="Default"/>
          <table:table-cell table:style-name="ce9"/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Implement button to cycle between facts / distribution / scales. </text:p>
          </table:table-cell>
          <table:table-cell table:style-name="ce6" office:value-type="string">
            <text:p>After entering info page and then going into the game bug. <text:s/>Prevent pressing back in game now returns player to the info page.</text:p>
          </table:table-cell>
          <table:table-cell table:style-name="ce6" office:value-type="string">
            <text:p>Assign texture paths for facts and scales. </text:p>
          </table:table-cell>
          <table:table-cell table:style-name="ce6" office:value-type="string">
            <text:p>New lioness roar.</text:p>
          </table:table-cell>
          <table:table-cell table:style-name="Default"/>
          <table:table-cell table:style-name="ce10"/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"Info Scale Texture" and "Info Distribution Texture" to card defs for antelopes.</text:p>
          </table:table-cell>
          <table:table-cell table:style-name="ce6" office:value-type="string">
            <text:p>Set randomize script to choose either the male only or female only of any antelope per match.</text:p>
          </table:table-cell>
          <table:table-cell table:style-name="ce6" office:value-type="string">
            <text:p>Lower volume of card shuffle</text:p>
          </table:table-cell>
          <table:table-cell table:style-name="ce6" office:value-type="string">
            <text:p>New antelope voices? <text:s/>Currently just modulated.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New info menu that scrolls like a Mac album slider, while being able to see all antelope at one time.</text:p>
          </table:table-cell>
          <table:table-cell table:style-name="ce6" office:value-type="string">
            <text:p>Set lioness as an option in settings menu and default to off.</text:p>
          </table:table-cell>
          <table:table-cell table:style-name="ce6" office:value-type="string">
            <text:p>Make new backgrounds per region using current assets.</text:p>
          </table:table-cell>
          <table:table-cell table:style-name="ce6" office:value-type="string">
            <text:p>Voice a tutorial.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RBI logo to start of app after it says made by unity.(C:\Hunter\Work\CardMatchingGame\Assets\Resources\UI\RhizomeSplashLogo.tga)</text:p>
          </table:table-cell>
          <table:table-cell table:style-name="ce6" office:value-type="string">
            <text:p>Have a setting to turn on color blind mode.</text:p>
          </table:table-cell>
          <table:table-cell table:style-name="ce6" office:value-type="string">
            <text:p>Make new backgrounds per region using current assets.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3"/>
          <table:table-cell table:style-name="Default"/>
          <table:table-cell table:style-name="ce6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ce6" office:value-type="string">
            <text:p>Gender icon with with outlines and no negative space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6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6" office:value-type="string">
            <text:p>Text "Click a region to begin"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8" office:value-type="string">
            <text:p>Bug where antelope runs from back of card, difficult to reproduce..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8" office:value-type="string">
            <text:p>Add setting for enabling an in game timer.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31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9/25/2018</text:date>, <text:time>18:1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6H45M26S</meta:editing-duration>
    <meta:editing-cycles>75</meta:editing-cycles>
    <meta:generator>OpenOffice/4.1.3$Win32 OpenOffice.org_project/413m1$Build-9783</meta:generator>
    <dc:date>2018-09-25T18:19:20.72</dc:date>
    <dc:creator>Matt Hunter</dc:creator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